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2.0528in"/>
    </style:style>
    <style:style style:name="Parameters.B" style:family="table-column">
      <style:table-column-properties style:column-width="2.5639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Courier"/>
    </style:style>
    <style:style style:name="P7" style:family="paragraph" style:parent-style-name="Text_20_body">
      <style:text-properties style:font-name="Courier" fo:font-size="10pt" style:font-size-asian="10pt" style:font-size-complex="10pt"/>
    </style:style>
    <style:style style:name="P8" style:family="paragraph" style:parent-style-name="Text_20_body">
      <style:text-properties style:font-name="Courier" fo:font-size="10pt" fo:font-weight="normal" style:font-size-asian="10pt" style:font-weight-asian="normal" style:font-size-complex="10pt" style:font-weight-complex="normal"/>
    </style:style>
    <style:style style:name="P9" style:family="paragraph" style:parent-style-name="Text_20_body">
      <style:text-properties fo:color="#ffffff"/>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Table_20_Contents">
      <style:text-properties fo:font-size="11pt" style:font-size-asian="11pt" style:font-size-complex="11pt"/>
    </style:style>
    <style:style style:name="P13" style:family="paragraph" style:parent-style-name="Frame_20_contents">
      <style:text-properties fo:color="#ffffff"/>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text-properties fo:font-weight="bold" style:font-weight-asian="bold" style:font-weight-complex="bold"/>
    </style:style>
    <style:style style:name="P31" style:family="paragraph" style:parent-style-name="Text_20_body" style:list-style-name="L1"/>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style:style>
    <style:style style:name="T5" style:family="text">
      <style:text-properties fo:font-size="10pt"/>
    </style:style>
    <style:style style:name="T6" style:family="text">
      <style:text-properties style:font-size-asian="10pt"/>
    </style:style>
    <style:style style:name="T7" style:family="text">
      <style:text-properties style:font-size-complex="10pt"/>
    </style:style>
    <style:style style:name="fr1"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2"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MySQL</text:span>-HA Installation Guide</text:h>
      <text:p text:style-name="P2">Installation guide for beta-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text:a xlink:type="simple" xlink:href="mailto:fipar@seriema-systems.com">fipar@seriema-systems.com</text:a></text:p>
      <text:p text:style-name="P3">© 2006-2007 Fernando Ipar</text:p>
      <text:p text:style-name="P3">Revision: <text:editing-cycles>88</text:editing-cycles></text:p>
      <text:p text:style-name="P3">Last update: <text:modification-date style:data-style-name="N75">Nov 2, 2007</text:modification-date></text:p>
      <text:h text:style-name="P10" text:outline-level="1">Status</text:h>
      <text:p text:style-name="P4">This document is still a draft and might be incomplete in it's coverage. The goal is to have complete and revised document by the time the cluster gets to 1.0</text:p>
      <text:h text:style-name="Heading_20_1" text:outline-level="1">Introduction</text:h>
      <text:p text:style-name="P4">The goal of this document is to help System Administrators setup a highly available MySQL system using the scripts that make up the mysql-ha project. </text:p>
      <text:p text:style-name="P4">The audience is expected to have some basic skills in shell usage and MySQL administration. </text:p>
      <text:p text:style-name="P4"/>
      <text:p text:style-name="P4">I'll start off by covering the requisites checklist (what's verified by the pre-install.sh script on the automatic installation) and then move onto the prerequisite installation part. </text:p>
      <text:p text:style-name="P4">Finally, I'll describe the mysql-ha.conf file and explain how to start and stop the cluster. </text:p>
      <text:p text:style-name="P4"/>
      <text:h text:style-name="P10" text:outline-level="1">Prerequisites</text:h>
      <text:p text:style-name="Text_20_body">The following is a checklist of what you'll need in order to run mysql-ha. If you can make the cluster run without any of these components, please let me know, using the e-mail address found in the cover page. </text:p>
      <text:p text:style-name="Text_20_body"/>
      <text:list text:style-name="L1">
        <text:list-item>
          <text:p text:style-name="P15">MySQL, with internal replication configured between Master and Slave host. Development is currently tested on version 5 of the engine, but the code includes compatibility for versions 3.X and 4.X. </text:p>
        </text:list-item>
        <text:list-item>
          <text:p text:style-name="P15">The mysql and mysqladmin client binaries</text:p>
        </text:list-item>
        <text:list-item>
          <text:p text:style-name="P15">bash 2 or greater</text:p>
        </text:list-item>
        <text:list-item>
          <text:p text:style-name="P15">syslog</text:p>
        </text:list-item>
        <text:list-item>
          <text:p text:style-name="P15">perl</text:p>
        </text:list-item>
        <text:list-item>
          <text:p text:style-name="P15">gcc and make</text:p>
        </text:list-item>
        <text:list-item>
          <text:p text:style-name="P15">ssh</text:p>
        </text:list-item>
        <text:list-item>
          <text:p text:style-name="P15">usleep or bc</text:p>
        </text:list-item>
        <text:list-item>
          <text:p text:style-name="P15">smbclient, <text:span text:style-name="T2">only if you want netbios alerts</text:span></text:p>
        </text:list-item>
      </text:list>
      <text:p text:style-name="P5">Unfortunately, I don't have the minimal versions required for perl, gcc and make. If you find out that your installed version doesn't work, please let me know. </text:p>
      <text:p text:style-name="P5">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I haven't tested that in years and I won't be testing it anymore). Work is under way for testing under Ubuntu 7. </text:p>
      <text:h text:style-name="Heading_20_1" text:outline-level="1">Package installation</text:h>
      <text:p text:style-name="Text_20_body">To begin the installation process, extract the <text:span text:style-name="T2">mysql-ha-&lt;release&gt;.tar.bz2</text:span> into a directory of your choice. The <text:span text:style-name="T2">/usr/mysql-ha</text:span> directory is the one I've used in my test systems, and the default directory, but it's by no means mandatory. You'll need to set the environment variable <text:span text:style-name="T2">MYSQLHA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mysql-ha.tar.bz2 file. All the external packages are found in the extern directory. Change directory to fping-2.2b2 and type: </text:p>
      <text:p text:style-name="P7">#&gt; ./configure &amp;&amp; make &amp;&amp; make check &amp;&amp; make install &amp;&amp; make clean</text:p>
      <text:p text:style-name="Text_20_body">This should run with no errors. </text:p>
      <text:h text:style-name="Heading_20_2" text:outline-level="2">fake</text:h>
      <text:p text:style-name="Text_20_body">Change directory to extern/ again, and type: </text:p>
      <text:p text:style-name="P7">#&gt; tar xzvf fake*gz &amp;&amp; rm -f fake*gz; cd fake*; make patch &amp;&amp; make &amp;&amp; make install</text:p>
      <text:p text:style-name="Text_20_body">Once again, this should run with no errors. </text:p>
      <text:h text:style-name="Heading_20_2" text:outline-level="2">mysql.monitor</text:h>
      <text:p text:style-name="Text_20_body">Just copy this script from the extern directory to any directory on your <text:span text:style-name="T2">$PATH</text:span>. </text:p>
      <text:p text:style-name="Text_20_body"/>
      <text:h text:style-name="Heading_20_1" text:outline-level="1">Cluster installation</text:h>
      <text:p text:style-name="Text_20_body"/>
      <text:p text:style-name="Text_20_body">At this point, you need to populate the /etc/mysql-ha.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12">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12">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12">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12">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12">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12">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12">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12">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12">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12">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12">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12">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12">Amount of time we wait before checking after running mysql_kill. </text:p>
            <text:p text:style-name="P12">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12">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12">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12">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12">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12">This is used on the takeover, and it's the amount of time we wait after issuing a 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12">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12">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12">The email address where to send notifications</text:p>
          </table:table-cell>
          <table:table-cell table:style-name="Parameters.C2" office:value-type="string">
            <text:p text:style-name="Table_20_Contents">root@łocalhost</text:p>
          </table:table-cell>
        </table:table-row>
      </table:table>
      <text:p text:style-name="Text_20_body"/>
      <text:h text:style-name="P11"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5">There, you must create a file named <text:span text:style-name="T2">CLUSTER_IP</text:span>.cfg, with the following contents: </text:p>
      <text:p text:style-name="P5">------ BEGIN <text:span text:style-name="T2">CLUSTER_IP</text:span>.cfg ----</text:p>
      <text:p text:style-name="P5">SPOOF_IP=<text:span text:style-name="T2">CLUSTER_IP</text:span></text:p>
      <text:p text:style-name="P5">SPOOF_NETMASK=<text:span text:style-name="T2">CLUSTER_NETMASK</text:span></text:p>
      <text:p text:style-name="P5">SPOOF_BROADCAST=<text:span text:style-name="T2">CLUSTER_BROADCAST</text:span></text:p>
      <text:p text:style-name="P5">TARGET_INTERFACE=<text:span text:style-name="T2">CLUSTER_DEVICE</text:span></text:p>
      <text:p text:style-name="P5">------ END <text:span text:style-name="T2">CLUSTER_IP</text:span>.cfg ----</text:p>
      <text:p text:style-name="P5"/>
      <text:p text:style-name="P5">You can also create this file by issuing the following commands: </text:p>
      <text:p text:style-name="P8">#&gt; cd /usr/mysql-ha</text:p>
      <text:p text:style-name="P8">#&gt; export MYSQLHA_HOME=/usr/mysql-ha</text:p>
      <text:p text:style-name="P8">#&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mysqlha in our systems and it's a nice name for coherence. You must create a file named 'ssh_user' under the MYSQLHA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mysqlha or another unprivileged account, su – to that account before issuing this commands</text:p></text:note-body></text:note>: </text:p>
      <text:p text:style-name="Text_20_body">#&gt; ssh-keygen -t dsa</text:p>
      <text:p text:style-name="Text_20_body"><draw:frame draw:style-name="fr1" draw:name="Frame1" text:anchor-type="paragraph" svg:x="0.1236in" svg:y="0.2839in" svg:width="5.6626in" draw:z-index="0"><draw:text-box fo:min-height="0.4335in"><text:p text:style-name="P13">SECURITY CONSIDERATION: </text:p><text:p text:style-name="P9">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text:span text:style-name="T2">/root/.ssh/id_dsa.pub</text:span> file to the other node, and add it to the $HOME/.ssh/authorized_keys file, where $HOME is the cluster user (root, mysqlha or the user you chose) home directory. </text:p>
      <text:p text:style-name="Text_20_body">Repeat this procedure for the other node. </text:p>
      <text:p text:style-name="Text_20_body">You can improve security by including '<text:span text:style-name="T2">from=&lt;host&gt;'</text:span><text:span text:style-name="T3"> before the ssh-dsa string in the authorized_keys file. </text:span></text:p>
      <text:p text:style-name="P30">Before running the cluster for the first time, remember to connect from one node to another using the cluster user, in order to accept the host key. <text:span text:style-name="T3">Otherwise, the cluster will always end up killing </text:span></text:p>
      <text:p text:style-name="P30"><text:span text:style-name="T3">remote commands due to timeout.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5">Create a file in $MYSQLHA_HOME called sudo_prefix with the text 'sudo ' (<text:span text:style-name="T2">that's WITH A SPACE after the last letter</text:span>). </text:p>
      <text:p text:style-name="P5">Finally, modify /etc/sudoers by adding a line similar to the following: </text:p>
      <text:p text:style-name="P5"><draw:frame draw:style-name="fr2" draw:name="Frame2" text:anchor-type="paragraph" svg:x="0.1689in" svg:y="0.0492in" svg:width="6.4547in" draw:z-index="1"><draw:text-box fo:min-height="0.6457in"><text:p text:style-name="P5">mysqlha <text:s text:c="2"/>ALL=NOPASSWD:/usr/local/sbin/fping, /sbin/fuser, /bin/ps, /bin/kill, /etc/init.d/mysqld, /sbin/shutdown, /usr/bin/fake, /sbin/ifconfig</text:p></draw:text-box></draw:frame>To obtain these path names, <text:span text:style-name="T2">cd to $MYSQLHA_HOME</text:span> and <text:span text:style-name="T2">as root</text:span> source the <text:span text:style-name="T2">compat.sh</text:span> script and execute the <text:span text:style-name="T2">get_sudoers_line</text:span> function. If the cluster doesn't work with these values, then you'll have to manually edit compat.sh and modify the default entries for these programs. </text:p>
      <text:h text:style-name="Heading_20_1" text:outline-level="1">Configure replication</text:h>
      <text:p text:style-name="Text_20_body">Set up replication according to the instructions found on MySQL's manual: </text:p>
      <text:p text:style-name="Text_20_body"><text:a xlink:type="simple" xlink:href="http://www.mysql.com/doc/R/e/Replication.html">http://www.mysql.com/doc/R/e/Replication.html</text:a></text:p>
      <text:p text:style-name="Text_20_body"/>
      <text:h text:style-name="Heading_20_1" text:outline-level="1">Configure MySQL access</text:h>
      <text:p text:style-name="Text_20_body">In order to check the service health, mysql-ha uses the mysql.monitor script from the mon package (available from <text:a xlink:type="simple" xlink:href="ftp://ftp.kernel.org/">ftp.kernel.org</text:a> and it's mirrors, please use the mirrors in case you want to download mon or use an updated version of mysql.monitor). For this script to work, you'll need to issue the following statements in MySQL: </text:p>
      <text:p text:style-name="P6">GRANT SELECT ON &lt;DB&gt;.* TO '&lt;USER&gt;'@'&lt;HOST&gt;' IDENTIFIED BY '&lt;PASSWORD&gt;'</text:p>
      <text:p text:style-name="Text_20_body">where: </text:p>
      <text:p text:style-name="P30"><text:span text:style-name="T3">&lt;DB&gt; is </text:span>MYSQL_DATABASE</text:p>
      <text:p text:style-name="Text_20_body">'&lt;USER&gt;' is <text:span text:style-name="T2">MYSQL_USER</text:span>.</text:p>
      <text:p text:style-name="Text_20_body">'&lt;HOST'&gt; is the <text:span text:style-name="T2">CLUSTER_IP</text:span> when you issue this on the slave node, and the slave node's IP when you issue this on the master. </text:p>
      <text:p text:style-name="Text_20_body">'&lt;PASSWORD&gt;' is <text:span text:style-name="T2">MYSQL_PASSWORD</text:span>. </text:p>
      <text:h text:style-name="Heading_20_1" text:outline-level="1">Configure the node role</text:h>
      <text:p text:style-name="Text_20_body">You must now tell mysql-ha which role it should assume on which node. For this purpose, we use the role.include file. This must be a copy of either slave.include or master.include, depending on the node you're installing. </text:p>
      <text:p text:style-name="Text_20_body">Here's an example for the master node: </text:p>
      <text:p text:style-name="Text_20_body">#&gt; ln master.include role.incude</text:p>
      <text:h text:style-name="Heading_20_1" text:outline-level="1">Install the rc-script</text:h>
      <text:p text:style-name="Text_20_body">Copy the rc-script from $MYSQLHA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MYSQLHA_HOME while we work it out. </text:p>
      <text:p text:style-name="Text_20_body"/>
      <text:p text:style-name="Text_20_body"/>
      <text:h text:style-name="Heading_20_1" text:outline-level="1">Run the cluster</text:h>
      <text:p text:style-name="Text_20_body"/>
      <text:list text:style-name="L2">
        <text:list-item>
          <text:p text:style-name="P23">Configure the CLUSTER_IP on the master node</text:p>
        </text:list-item>
        <text:list-item>
          <text:p text:style-name="P23">Start mysqld on the master node</text:p>
        </text:list-item>
        <text:list-item>
          <text:p text:style-name="P23">Start mysql-ha on the master node, by either: </text:p>
          <text:list>
            <text:list-item>
              <text:p text:style-name="P23">service mysql-ha start (in redhat/fedora)</text:p>
            </text:list-item>
            <text:list-item>
              <text:p text:style-name="P23">/usr/mysql-ha/configurator.sh (better for testing, since you'll be hooked up to the output</text:p>
            </text:list-item>
          </text:list>
        </text:list-item>
        <text:list-item>
          <text:p text:style-name="P23">Start mysql-ha on the slave node. </text:p>
          <text:list>
            <text:list-header>
              <text:p text:style-name="P23"/>
            </text:list-header>
          </text:list>
        </text:list-item>
      </text:list>
      <text:p text:style-name="P14"><text:tab/>Test failover scenarios and report bugs to mysql-ha-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Fernando Ipar</meta:initial-creator>
    <meta:creation-date>2006-10-31T22:07:40</meta:creation-date>
    <dc:creator>Fernando Ipar</dc:creator>
    <dc:date>2007-11-04T02:54:20</dc:date>
    <dc:language>en-US</dc:language>
    <meta:editing-cycles>89</meta:editing-cycles>
    <meta:editing-duration>P2DT8H52M24S</meta:editing-duration>
    <meta:user-defined meta:name="Info 1"/>
    <meta:user-defined meta:name="Info 2"/>
    <meta:user-defined meta:name="Info 3"/>
    <meta:user-defined meta:name="Info 4"/>
    <meta:document-statistic meta:table-count="1" meta:image-count="0" meta:object-count="0" meta:page-count="10" meta:paragraph-count="169" meta:word-count="1761" meta:character-count="10353"/>
  </office:meta>
</office:document-meta>
</file>